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Resources.begin( String namespace , String name ,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Resources.ValidatorResources( String [ ] ur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Resources.initDiges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idatorResources.addValidatorAction( ValidatorAction v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orResources.ValidatorResources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Validato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Form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Form( Locale locale , String for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Resources.Validator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ValidatorResources( URL [ ] ur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Resources.processForm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Resources.buildKey( Form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Resources.ValidatorResources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Form( String language , String country , String variant , String formK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ValidatorResources.get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ValidatorResources( InputStream [ ] stre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Resources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Resources.ValidatorResources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Resources.addFormSet( FormSet f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idatorResources.getValidatorAc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ources.getParent( FormSet f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idatorResources.addOldArgRules( Digester diges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alidatorResources.getFormSet( String language , String country , String vari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orResources.addConsta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Resources.buildLocale( String lang , String country , String varia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